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USO INTERNET</text:p>
          </table:table-cell>
          <table:table-cell office:value-type="string" calcext:value-type="string">
            <text:p>PROPORCION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Buscar info (no educación)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Correo y <text:s/>mensajeria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Redes Sociales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Comprar productos/servicios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Banca electrónica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Educación y aprendizaje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Trámites organismos gob.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Entretenimiento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Consulta medios comunicación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Otro servicio</text:p>
          </table:table-cell>
          <table:table-cell office:value-type="float" office:value="1.1" calcext:value-type="float">
            <text:p>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</meta:initial-creator>
    <meta:creation-date>2017-10-05T22:40:39.467228845</meta:creation-date>
    <dc:date>2017-10-05T22:44:55.380647730</dc:date>
    <dc:creator>sap </dc:creator>
    <meta:editing-duration>PT4M15S</meta:editing-duration>
    <meta:editing-cycles>2</meta:editing-cycles>
    <meta:generator>LibreOffice/4.3.3.2$Linux_X86_64 LibreOffice_project/430m0$Build-2</meta:generator>
    <meta:document-statistic meta:table-count="1" meta:cell-count="33" meta:object-count="0"/>
  </office:meta>
</office:document-meta>
</file>